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faed" officeooo:paragraph-rsid="0005faed"/>
    </style:style>
    <style:style style:name="P2" style:family="paragraph" style:parent-style-name="Standard">
      <style:text-properties officeooo:rsid="0005faed" officeooo:paragraph-rsid="00071a3c"/>
    </style:style>
    <style:style style:name="P3" style:family="paragraph" style:parent-style-name="Standard">
      <style:text-properties officeooo:rsid="0005faed" officeooo:paragraph-rsid="0007df4d"/>
    </style:style>
    <style:style style:name="P4" style:family="paragraph" style:parent-style-name="Standard">
      <style:text-properties officeooo:rsid="0005faed" officeooo:paragraph-rsid="0008df1c"/>
    </style:style>
    <style:style style:name="T1" style:family="text">
      <style:text-properties officeooo:rsid="00071a3c"/>
    </style:style>
    <style:style style:name="T2" style:family="text">
      <style:text-properties officeooo:rsid="0007df4d"/>
    </style:style>
    <style:style style:name="T3" style:family="text">
      <style:text-properties officeooo:rsid="0008d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 Les Pj arrivent à proximité de la ville de Shiro Shinjo. </text:p>
      <text:p text:style-name="P1">Shinjo Sanzo est attaqué par des assassins/ninja. </text:p>
      <text:p text:style-name="P1"/>
      <text:p text:style-name="P2"><text:span text:style-name="T1">Les Ninja :</text:span></text:p>
      <text:p text:style-name="P2"><text:span text:style-name="T1">Init : 3g2</text:span></text:p>
      <text:p text:style-name="P2"><text:span text:style-name="T1">Att : 6g2</text:span></text:p>
      <text:p text:style-name="P2"><text:span text:style-name="T1">D : 4g2</text:span></text:p>
      <text:p text:style-name="P2"><text:span text:style-name="T1">ND:20</text:span></text:p>
      <text:p text:style-name="P2"><text:span text:style-name="T1"/></text:p>
      <text:p text:style-name="P3"><text:span text:style-name="T2">2/ Rencontre avec Shinjo Sanzo </text:span></text:p>
      <text:p text:style-name="P3"><text:span text:style-name="T2"/></text:p>
      <text:p text:style-name="P3"><text:span text:style-name="T2">3/ Entrée dans la ville, shiro shinjo. Il les abandonne car il doit rentrer au château. </text:span></text:p>
      <text:p text:style-name="P3"><text:span text:style-name="T2"/></text:p>
      <text:p text:style-name="P3"><text:span text:style-name="T2">4/ Soin, découverte de la ville. Il y a un gros effort de guerre ou un truc dans le genre.</text:span></text:p>
      <text:p text:style-name="P3"><text:span text:style-name="T2"/></text:p>
      <text:p text:style-name="P3"><text:span text:style-name="T2">5/ Une fois tous soigner, s'il ne pense pas venir à la cour se présenté : Intel/ courtisan pour aller se </text:span><text:span text:style-name="T3">présenter.</text:span></text:p>
      <text:p text:style-name="P3"><text:span text:style-name="T2"/></text:p>
      <text:p text:style-name="P3"><text:span text:style-name="T2">6/ Court, ND 30, les grues sont en </text:span><text:span text:style-name="T3">présences</text:span><text:span text:style-name="T2"> dans la ville. Il y a un concours pour célébrer le départ des troupes. Les licornes ont </text:span><text:span text:style-name="T3">acheté</text:span><text:span text:style-name="T2"> du riz grue, ainsi qu'en du matos au menthe.</text:span></text:p>
      <text:p text:style-name="P3"><text:span text:style-name="T2">Il y a des tensions entre les licornes et l'intendant. </text:span></text:p>
      <text:p text:style-name="P4"><text:span text:style-name="T3">Les Pj sont invités à participer aux concours. </text:span></text:p>
      <text:p text:style-name="P4"><text:span text:style-name="T3"/></text:p>
      <text:p text:style-name="P4"><text:span text:style-name="T3">Les épreuves : - Archeries à l'arc. </text:span></text:p>
      <text:p text:style-name="P4"><text:span text:style-name="T3">- Lance à cheval</text:span></text:p>
      <text:p text:style-name="P4"><text:span text:style-name="T3"><text:tab/>et le clou sera une chasse en foret.</text:span></text:p>
      <text:p text:style-name="P4"><text:span text:style-name="T3"/></text:p>
      <text:p text:style-name="P4"><text:span text:style-name="T3">-Shinjo sanzo et IDE toki parle BCP.</text:span></text:p>
      <text:p text:style-name="P4"><text:span text:style-name="T3">-IDE Yaruri est morte tuer par des dragons.</text:span></text:p>
      <text:p text:style-name="P4"><text:span text:style-name="T3">-Parler de l'attaque. </text:span></text:p>
      <text:p text:style-name="P4"><text:span text:style-name="T3"/></text:p>
      <text:p text:style-name="P4"><text:span text:style-name="T3">Pendant le repas : De la viande est servi pour les autres eux ont du riz blanc. </text:span></text:p>
      <text:p text:style-name="P4"><text:span text:style-name="T3"/></text:p>
      <text:p text:style-name="P4"><text:span text:style-name="T3">Une IDE défi le kakita sur les arts : calligraphie les 7 vertu du bushido. Le ronin sera le juge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20:12:54</meta:creation-date>
    <meta:editing-duration>PT4H31M19S</meta:editing-duration>
    <meta:editing-cycles>4</meta:editing-cycles>
    <meta:generator>LibreOffice/4.0.2.2$Linux_X86_64 LibreOffice_project/400m0$Build-2</meta:generator>
    <meta:initial-creator>renaud </meta:initial-creator>
    <dc:date>2013-11-17T00:45:02</dc:date>
    <dc:creator>renaud </dc:creator>
    <meta:document-statistic meta:table-count="0" meta:image-count="0" meta:object-count="0" meta:page-count="1" meta:paragraph-count="22" meta:word-count="223" meta:character-count="1129" meta:non-whitespace-character-count="918"/>
  </office:meta>
</office:document-meta>
</file>